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c0c0c0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c0c0c0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margin-left="0cm" fo:margin-right="0cm" fo:line-height="150%" fo:text-indent="0cm" style:auto-text-indent="false"/>
    </style:style>
    <style:style style:name="P8" style:family="paragraph" style:parent-style-name="Standard">
      <style:paragraph-properties fo:break-before="page"/>
      <style:text-properties style:font-name="Arial"/>
    </style:style>
    <style:style style:name="P9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1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5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6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9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9pt" style:font-size-asian="9pt" style:font-size-complex="9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loext:char-shading-value="0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" style:family="text">
      <style:text-properties officeooo:rsid="00095bfa"/>
    </style:style>
    <style:style style:name="T17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recibo in objects"&gt;</text:placeholder></text:p>
      <text:p text:style-name="P3"><text:placeholder text:placeholder-type="text">&lt;set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3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<text:placeholder text:placeholder-type="text">&lt;company_name&gt;</text:placeholder></text:p>
            <text:p text:style-name="P10"><text:span text:style-name="T7">Matrícula <text:s/></text:span><text:span text:style-name="T11">N</text:span><text:span text:style-name="T9">° </text:span></text:p>
            <text:p text:style-name="P10"><text:span text:style-name="T9">CUIT N° </text:span><text:span text:style-name="T10"><text:placeholder text:placeholder-type="text">&lt;vat_number&gt;</text:placeholder></text:span></text:p>
            <text:p text:style-name="P19"><text:placeholder text:placeholder-type="text">&lt;company_adress&gt;</text:placeholder></text:p>
            <text:p text:style-name="P18"/>
          </table:table-cell>
          <table:table-cell table:style-name="Tabla2.B1" office:value-type="string">
            <text:p text:style-name="P7"><text:span text:style-name="Line_20_numbering"><text:span text:style-name="T3"/></text:span></text:p>
            <text:p text:style-name="P7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7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7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7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partner_vat_number&gt;</text:placeholder></text:span></text:span></text:p>
            <text:p text:style-name="P7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1"><text:span text:style-name="T7">Son</text:span> <text:placeholder text:placeholder-type="text">&lt;formatLang(recibo.amount, recibo.party.lang, currency=recibo.currency)&gt;</text:placeholder></text:p>
            <text:p text:style-name="P11"><text:span text:style-name="T7">Lugar </text:span><text:placeholder text:placeholder-type="text">&lt;company_place&gt;</text:placeholder>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1"><text:span text:style-name="Line_20_numbering"/></text:p>
            <text:p text:style-name="P11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 text:c="2"/>---------------------------------------------------------</text:p>
            <text:p text:style-name="P16">Firma del asociado</text:p>
          </table:table-cell>
          <table:table-cell table:style-name="Tabla4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2"><text:span text:style-name="Line_20_numbering"><text:span text:style-name="T6">Firma autorizado por empresa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13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9"><text:placeholder text:placeholder-type="text">&lt;company_name&gt;</text:placeholder></text:p>
            <text:p text:style-name="P10"><text:span text:style-name="T7">Matrícula <text:s/></text:span><text:span text:style-name="T11">N</text:span><text:span text:style-name="T9">° </text:span></text:p>
            <text:p text:style-name="P10"><text:span text:style-name="T9">CUIT N° </text:span><text:span text:style-name="T10"><text:placeholder text:placeholder-type="text">&lt;vat_number&gt;</text:placeholder></text:span></text:p>
            <text:p text:style-name="P15"/>
            <text:p text:style-name="P14"><text:placeholder text:placeholder-type="text">&lt;company_adress&gt;</text:placeholder></text:p>
            <text:p text:style-name="P18"/>
          </table:table-cell>
          <table:table-cell table:style-name="Tabla6.B1" office:value-type="string">
            <text:p text:style-name="P7"><text:span text:style-name="Line_20_numbering"><text:span text:style-name="T3"/></text:span></text:p>
            <text:p text:style-name="P7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7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7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7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7"><text:span text:style-name="Line_20_numbering"><text:span text:style-name="T13">DNI N° </text:span></text:span><text:span text:style-name="Line_20_numbering"><text:span text:style-name="T14"><text:placeholder text:placeholder-type="text">&lt;recibo.partner.party.vat_number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1"><text:span text:style-name="T7">Son</text:span> <text:placeholder text:placeholder-type="text">&lt;formatLang(recibo.amount, recibo.party.lang, currency=recibo.currency)&gt;</text:placeholder></text:p>
            <text:p text:style-name="P11"><text:span text:style-name="T7">Lugar </text:span><text:placeholder text:placeholder-type="text">&lt;company_place&gt;</text:placeholder>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1"><text:span text:style-name="Line_20_numbering"/></text:p>
            <text:p text:style-name="P11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<text:s text:c="2"/>---------------------------------------------------------</text:p>
            <text:p text:style-name="P16">Firma del asociado</text:p>
          </table:table-cell>
          <table:table-cell table:style-name="Tabla8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2"><text:span text:style-name="Line_20_numbering"><text:span text:style-name="T6">Firma autorizado por empresa</text:span></text:span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37" meta:word-count="163" meta:character-count="1895" meta:non-whitespace-character-count="1719"/>
    <meta:user-defined meta:name="Info 1"/>
    <meta:user-defined meta:name="Info 2"/>
    <meta:user-defined meta:name="Info 3"/>
    <meta:user-defined meta:name="Info 4"/>
  </office:meta>
</office:document-meta>
</file>